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=================================================</text:span></text:p>
      <text:p text:style-name="P1"><text:span text:style-name="T1"><text:tab/><text:tab/><text:tab/>Numpy---Basic Indexing </text:span></text:p>
      <text:p text:style-name="P1"><text:span text:style-name="T1"><text:tab/><text:tab/>=================================================</text:span></text:p>
      <text:p text:style-name="P1"><text:span text:style-name="T1">==&gt;If we want to access Single element of 1D,2D and N-D arrays we must use the concept of Basic Indexing.</text:span></text:p>
      <text:p text:style-name="P1"><text:span text:style-name="T1">--------------------------------------------------------------------</text:span></text:p>
      <text:p text:style-name="P1"><text:span text:style-name="T1">=&gt;Accessing <text:s/>Single Element 1D-Array :</text:span></text:p>
      <text:p text:style-name="P1"><text:span text:style-name="T1">---------------------------------------------------------------------</text:span></text:p>
      <text:p text:style-name="P1"><text:span text:style-name="T1">=&gt;Syntax:- <text:s text:c="9"/>ndarrayname [ Index ]</text:span></text:p>
      <text:p text:style-name="P2"/>
      <text:p text:style-name="P1"><text:span text:style-name="T1">=&gt;Here 'index' can be either either +ve or -ve indexing</text:span></text:p>
      <text:p text:style-name="P1"><text:span text:style-name="T1">----------------</text:span></text:p>
      <text:p text:style-name="P1"><text:span text:style-name="T1">Examples:</text:span></text:p>
      <text:p text:style-name="P1"><text:span text:style-name="T1">------------------</text:span></text:p>
      <text:p text:style-name="P1"><text:span text:style-name="T1">&gt;&gt;&gt; a=np.array([10,20,30,40,50,60])</text:span></text:p>
      <text:p text:style-name="P1"><text:span text:style-name="T1">&gt;&gt;&gt; a</text:span></text:p>
      <text:p text:style-name="P1"><text:span text:style-name="T1">array([10, 20, 30, 40, 50, 60])</text:span></text:p>
      <text:p text:style-name="P1"><text:span text:style-name="T1">&gt;&gt;&gt; a[0]</text:span></text:p>
      <text:p text:style-name="P1"><text:span text:style-name="T1">10</text:span></text:p>
      <text:p text:style-name="P1"><text:span text:style-name="T1">&gt;&gt;&gt; a[3]</text:span></text:p>
      <text:p text:style-name="P1"><text:span text:style-name="T1">40</text:span></text:p>
      <text:p text:style-name="P2"/>
      <text:p text:style-name="P1"><text:span text:style-name="T1">-----------------------------------------------------------------------------------------------------------</text:span></text:p>
      <text:p text:style-name="P1"><text:span text:style-name="T1">=&gt;Accessing single Element <text:s/>of 2D :</text:span></text:p>
      <text:p text:style-name="P1"><text:span text:style-name="T1">----------------------------------------------------------------------------------------------------------</text:span></text:p>
      <text:p text:style-name="P1"><text:span text:style-name="T1">=&gt;Syntax:- <text:s/>ndarrayobj[ <text:s/>row index , column index ] </text:span></text:p>
      <text:p text:style-name="P1"><text:soft-page-break/><text:span text:style-name="T1"><text:tab/><text:tab/><text:tab/></text:span></text:p>
      <text:p text:style-name="P1"><text:span text:style-name="T1">----------------</text:span></text:p>
      <text:p text:style-name="P1"><text:span text:style-name="T1">Examples:-</text:span></text:p>
      <text:p text:style-name="P1"><text:span text:style-name="T1">---------------</text:span></text:p>
      <text:p text:style-name="P1"><text:span text:style-name="T1">&gt;&gt;&gt;import numpy as np</text:span></text:p>
      <text:p text:style-name="P1"><text:span text:style-name="T1">&gt;&gt;&gt; a=np.array([10,20,30,40,50,60])</text:span></text:p>
      <text:p text:style-name="P1"><text:span text:style-name="T1">&gt;&gt;&gt; b=a.reshape(2,3)</text:span></text:p>
      <text:p text:style-name="P1"><text:span text:style-name="T1">&gt;&gt;&gt; b</text:span></text:p>
      <text:p text:style-name="P1"><text:span text:style-name="T1">array([[10, 20, 30],</text:span></text:p>
      <text:p text:style-name="P1"><text:span text:style-name="T1"><text:s text:c="10"/>[40, 50, 60]])</text:span></text:p>
      <text:p text:style-name="P1"><text:span text:style-name="T1">&gt;&gt;&gt; b[0,0]</text:span></text:p>
      <text:p text:style-name="P1"><text:span text:style-name="T1">10</text:span></text:p>
      <text:p text:style-name="P1"><text:span text:style-name="T1">&gt;&gt;&gt; b[0,1]</text:span></text:p>
      <text:p text:style-name="P1"><text:span text:style-name="T1">20</text:span></text:p>
      <text:p text:style-name="P1"><text:span text:style-name="T1">&gt;&gt;&gt; b[1,2]</text:span></text:p>
      <text:p text:style-name="P1"><text:span text:style-name="T1">60</text:span></text:p>
      <text:p text:style-name="P2"/>
      <text:p text:style-name="P1"><text:span text:style-name="T1">======================================================================</text:span></text:p>
      <text:p text:style-name="P1"><text:span text:style-name="T1">=&gt;Accessing single Element of 3D :</text:span></text:p>
      <text:p text:style-name="P1"><text:span text:style-name="T1">----------------------------------------------------------------------------------------------------------------------------</text:span></text:p>
      <text:p text:style-name="P1"><text:span text:style-name="T1">Syntax:- <text:s text:c="6"/>ndarrayobj[ Index of matrix , row index , column index ]</text:span></text:p>
      <text:p text:style-name="P1"><text:span text:style-name="T1">-------------</text:span></text:p>
      <text:p text:style-name="P1"><text:span text:style-name="T1">Examples:</text:span></text:p>
      <text:p text:style-name="P1"><text:span text:style-name="T1">---------------</text:span></text:p>
      <text:p text:style-name="P1"><text:span text:style-name="T1">&gt;&gt;&gt; a=np.array([10,20,30,40,50,60,70,80])</text:span></text:p>
      <text:p text:style-name="P1"><text:span text:style-name="T1">&gt;&gt;&gt; b=a.reshape(2,2,2)</text:span></text:p>
      <text:p text:style-name="P1"><text:soft-page-break/><text:span text:style-name="T1">&gt;&gt;&gt; b</text:span></text:p>
      <text:p text:style-name="P1"><text:span text:style-name="T1">array([[[10, 20],</text:span></text:p>
      <text:p text:style-name="P1"><text:span text:style-name="T1"><text:s text:c="8"/>[30, 40]],</text:span></text:p>
      <text:p text:style-name="P2"/>
      <text:p text:style-name="P1"><text:span text:style-name="T1"><text:s text:c="7"/>[[50, 60],</text:span></text:p>
      <text:p text:style-name="P1"><text:span text:style-name="T1"><text:s text:c="8"/>[70, 80]]])</text:span></text:p>
      <text:p text:style-name="P2"/>
      <text:p text:style-name="P1"><text:span text:style-name="T1">&gt;&gt;&gt; b[0,0,0]-----------10</text:span></text:p>
      <text:p text:style-name="P1"><text:span text:style-name="T1">&gt;&gt;&gt; b[-1,0,0]---------50</text:span></text:p>
      <text:p text:style-name="P1"><text:span text:style-name="T1">&gt;&gt;&gt; b[-2,1,1]---------40</text:span></text:p>
      <text:p text:style-name="P1"><text:span text:style-name="T1">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7" meta:word-count="157" meta:character-count="1768" meta:non-whitespace-character-count="1609"/>
    <meta:generator>LibreOfficeDev/6.0.5.2$Linux_X86_64 LibreOffice_project/</meta:generator>
  </office:meta>
</office:document-meta>
</file>